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Georgia1" svg:font-family="Georgia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Gras Italique" style:font-family-generic="roman" style:font-pitch="variable"/>
    <style:font-face style:name="Georgia2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HLine" style:family="table">
      <style:table-properties style:width="17.59cm" table:align="margins"/>
    </style:style>
    <style:style style:name="HLine.A" style:family="table-column">
      <style:table-column-properties style:column-width="17.59cm" style:rel-column-width="65535*"/>
    </style:style>
    <style:style style:name="Sections" style:family="table">
      <style:table-properties style:width="17.59cm" table:align="margins"/>
    </style:style>
    <style:style style:name="Sections.A" style:family="table-column">
      <style:table-column-properties style:column-width="4.431cm" style:rel-column-width="2512*"/>
    </style:style>
    <style:style style:name="Sections.B" style:family="table-column">
      <style:table-column-properties style:column-width="13.159cm" style:rel-column-width="7460*"/>
    </style:style>
    <style:style style:name="P1" style:family="paragraph" style:parent-style-name="Table_20_Contents">
      <style:paragraph-properties fo:background-color="#999999">
        <style:background-image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Line" table:style-name="HLine">
        <table:table-column table:style-name="HLine.A"/>
        <table:table-row>
          <table:table-cell office:value-type="string">
            <text:p text:style-name="P1"/>
          </table:table-cell>
        </table:table-row>
      </table:table>
      <text:h text:style-name="Heading_20_1" text:outline-level="1">{%= cv.name %}</text:h>
      <text:h text:style-name="Heading_20_2" text:outline-level="2">{%= cv.title.send(lang) %}</text:h>
      <table:table table:name="Sections" table:style-name="Sections">
        <table:table-column table:style-name="Sections.A"/>
        <table:table-column table:style-name="Sections.B"/>
        <table:table-row>
          <table:table-cell office:value-type="string">
            <text:p text:style-name="Titre_20_Section">{%= resources.contact %}</text:p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itre_20_Section">{%= resources.summary %}</text:p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itre_20_Section">{%= resources.experience %}</text:p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itre_20_Section">{%= resources.skills %}</text:p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itre_20_Section">{%= resources.interests %}</text:p>
          </table:table-cell>
          <table:table-cell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Georgia1" svg:font-family="Georgia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Gras Italique" style:font-family-generic="roman" style:font-pitch="variable"/>
    <style:font-face style:name="Georgia2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eorgia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199cm" fo:text-align="center" style:justify-single-word="false" style:page-number="auto"/>
      <style:text-properties fo:font-variant="small-caps" style:font-name="Georgia" fo:font-size="200%" fo:letter-spacing="0.106cm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4cm" fo:text-align="center" style:justify-single-word="false"/>
      <style:text-properties fo:color="#999999" style:font-name="Georgia3" fo:font-size="1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re_20_Section" style:display-name="Titre Section" style:family="paragraph" style:parent-style-name="Table_20_Contents" style:class="extra">
      <style:paragraph-properties fo:margin-left="0.199cm" fo:margin-right="0cm" fo:text-indent="0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Table" style:family="paragraph" style:parent-style-name="Caption" style:class="extra">
      <style:paragraph-properties fo:margin-top="0.21cm" fo:margin-bottom="0cm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Blin</meta:initial-creator>
    <meta:creation-date>2010-03-02T16:35:48</meta:creation-date>
    <dc:date>2010-03-02T17:09:36</dc:date>
    <dc:creator>Julien Blin</dc:creator>
    <meta:editing-duration>PT00H33M53S</meta:editing-duration>
    <meta:editing-cycles>12</meta:editing-cycles>
    <meta:generator>OpenOffice.org/3.2$Unix OpenOffice.org_project/320m12$Build-9483</meta:generator>
    <meta:document-statistic meta:table-count="2" meta:image-count="0" meta:object-count="0" meta:page-count="1" meta:paragraph-count="7" meta:word-count="21" meta:character-count="164"/>
  </office:meta>
</office:document-meta>
</file>